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körper">
      <style:text-properties officeooo:paragraph-rsid="000c225a"/>
    </style:style>
    <style:style style:name="P2" style:family="paragraph" style:parent-style-name="Standard">
      <style:text-properties officeooo:paragraph-rsid="000c225a"/>
    </style:style>
    <style:style style:name="T1" style:family="text">
      <style:text-properties style:text-position="super 58%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<text:span text:style-name="Absatz-Standardschriftart"> Calcula les següents potències:</text:span></text:p>
      <text:p text:style-name="P2"/>
      <text:p text:style-name="P2"/>
      <text:p text:style-name="P2"><text:span text:style-name="Absatz-Standardschriftart">3</text:span><text:span text:style-name="Absatz-Standardschriftart"><text:span text:style-name="T1">5</text:span></text:span><text:span text:style-name="Absatz-Standardschriftart"><text:tab/>2</text:span><text:span text:style-name="Absatz-Standardschriftart"><text:span text:style-name="T1">6</text:span></text:span><text:span text:style-name="Absatz-Standardschriftart"><text:tab/>11</text:span><text:span text:style-name="Absatz-Standardschriftart"><text:span text:style-name="T1">2</text:span></text:span></text:p>
      <text:p text:style-name="P2"/>
      <text:p text:style-name="P2"/>
      <text:p text:style-name="P2"><text:span text:style-name="Absatz-Standardschriftart">5</text:span><text:span text:style-name="Absatz-Standardschriftart"><text:span text:style-name="T1">2</text:span></text:span><text:span text:style-name="Absatz-Standardschriftart"><text:tab/>8</text:span><text:span text:style-name="Absatz-Standardschriftart"><text:span text:style-name="T1">3</text:span></text:span><text:span text:style-name="Absatz-Standardschriftart"><text:tab/>7</text:span><text:span text:style-name="Absatz-Standardschriftart"><text:span text:style-name="T1">4</text:span></text:span></text:p>
      <text:p text:style-name="P2"/>
      <text:p text:style-name="P2"/>
      <text:p text:style-name="P1">2.-<text:span text:style-name="Absatz-Standardschriftart"> Calcula les següents arrels:</text:span></text:p>
      <text:p text:style-name="P2"/>
      <text:p text:style-name="P2"><draw:frame draw:style-name="fr1" draw:name="Objecte1" text:anchor-type="as-char" svg:width="0.681cm" svg:height="0.504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"/>
      <text:p text:style-name="P2"><draw:frame draw:style-name="fr1" draw:name="Objecte2" text:anchor-type="as-char" svg:width="1.099cm" svg:height="0.50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/>
      <text:p text:style-name="P2"><draw:frame draw:style-name="fr1" draw:name="Objecte3" text:anchor-type="as-char" svg:width="0.9cm" svg:height="0.504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Absatz-Standardschriftar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646cm" fo:margin-bottom="2.434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12:46.669584938</meta:creation-date>
    <dc:date>2019-11-05T13:19:23.112505944</dc:date>
    <meta:editing-duration>PT1M27S</meta:editing-duration>
    <meta:editing-cycles>2</meta:editing-cycles>
    <meta:generator>LibreOffice/5.2.7.2$Linux_X86_64 LibreOffice_project/20m0$Build-2</meta:generator>
    <meta:document-statistic meta:table-count="0" meta:image-count="0" meta:object-count="3" meta:page-count="1" meta:paragraph-count="7" meta:word-count="16" meta:character-count="84" meta:non-whitespace-character-count="72"/>
  </office:meta>
</office:document-meta>
</file>

<file path=Object 1/content.xml><?xml version="1.0" encoding="utf-8"?>
<math xmlns="http://www.w3.org/1998/Math/MathML" display="block">
  <semantics>
    <msqrt>
      <mn>9</mn>
    </msqrt>
    <annotation encoding="StarMath 5.0">sqrt{9
} </annotation>
  </semantics>
</math>
</file>

<file path=Object 2/content.xml><?xml version="1.0" encoding="utf-8"?>
<math xmlns="http://www.w3.org/1998/Math/MathML" display="block">
  <semantics>
    <msqrt>
      <mn>100</mn>
    </msqrt>
    <annotation encoding="StarMath 5.0">sqrt{100
} </annotation>
  </semantics>
</math>
</file>

<file path=Object 3/content.xml><?xml version="1.0" encoding="utf-8"?>
<math xmlns="http://www.w3.org/1998/Math/MathML" display="block">
  <semantics>
    <msqrt>
      <mn>64</mn>
    </msqrt>
    <annotation encoding="StarMath 5.0">sqrt{64
} </annotation>
  </semantics>
</math>
</file>